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9000002A63BB8E7EDE3C5D5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center" style:justify-single-word="false"/>
      <style:text-properties officeooo:paragraph-rsid="001e0080"/>
    </style:style>
    <style:style style:name="P3" style:family="paragraph" style:parent-style-name="Heading_20_1">
      <style:paragraph-properties fo:text-align="center" style:justify-single-word="false"/>
      <style:text-properties officeooo:rsid="001e9c28" officeooo:paragraph-rsid="001e9c28"/>
    </style:style>
    <style:style style:name="P4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5" style:family="paragraph" style:parent-style-name="Text_20_body">
      <style:paragraph-properties fo:text-align="start" style:justify-single-word="false"/>
      <style:text-properties officeooo:rsid="001e9c28" officeooo:paragraph-rsid="001e9c28"/>
    </style:style>
    <style:style style:name="P6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line text:anchor-type="paragraph" draw:z-index="0" draw:name="Linie 1" draw:style-name="gr1" draw:text-style-name="P6" svg:x1="0.042cm" svg:y1="1.405cm" svg:x2="17.267cm" svg:y2="1.406cm"><text:p/></draw:line>Operatoren</text:h>
      <text:p text:style-name="P2"/>
      <text:p text:style-name="P2"/>
      <text:p text:style-name="P4">Aufgabe 1:</text:p>
      <text:p text:style-name="P5">Notiere zum Programmcode den jeweiligen Output:</text:p>
      <text:p text:style-name="P5"><draw:frame draw:style-name="fr1" draw:name="Bild1" text:anchor-type="char" svg:x="0.074cm" svg:y="0.473cm" svg:width="9.975cm" svg:height="17.939cm" draw:z-index="1"><draw:image xlink:href="Pictures/1000000000000179000002A63BB8E7EDE3C5D5C8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3T23:43:29.422371171</dc:date>
    <meta:editing-duration>PT6M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4" meta:word-count="16" meta:character-count="116" meta:non-whitespace-character-count="102"/>
  </office:meta>
</office:document-meta>
</file>